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font-name="Times New Roman" fo:font-size="66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style:font-name="Times New Roman" fo:font-size="66pt" fo:font-weight="bold"/>
    </style:style>
    <style:style style:name="P5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Chlebie najcichszy,</text:span><text:span text:style-name="T1"><text:line-break/></text:span><text:span text:style-name="T1">otul mnie</text:span><text:span text:style-name="T1"><text:line-break/></text:span><text:span text:style-name="T1">swym milczeniem</text:span><text:span text:style-name="T1"><text:line-break/></text:span><text:span text:style-name="T1">Ukryj mnie</text:span><text:span text:style-name="T1"><text:line-break/></text:span><text:span text:style-name="T1">w Twojej bieli,</text:span><text:span text:style-name="T1"><text:line-break/></text:span><text:span text:style-name="T1">wchłoń moją ciemno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3.881cm" svg:x="0cm" svg:y="-1.441cm" presentation:class="title" presentation:user-transformed="true">
          <draw:text-box>
            <text:p text:style-name="P1"><text:span text:style-name="T1">1. Przemień mnie</text:span><text:span text:style-name="T1"><text:line-break/></text:span><text:span text:style-name="T1">w siebie, </text:span><text:span text:style-name="T1">bym jak Ty</text:span><text:span text:style-name="T1"><text:line-break/></text:span><text:span text:style-name="T1">stał się chlebem /x2</text:span><text:span text:style-name="T1"><text:line-break/></text:span><text:span text:style-name="T1"><text:line-break/></text:span><text:span text:style-name="T1">Pobłogosław mnie,</text:span><text:span text:style-name="T1"><text:line-break/></text:span><text:span text:style-name="T1">połam,</text:span><text:span text:style-name="T1"><text:line-break/></text:span><text:span text:style-name="T1">rozdaj łaknącym bracio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Chlebie najcichszy,</text:span><text:span text:style-name="T1"><text:line-break/></text:span><text:span text:style-name="T1">otul mnie</text:span><text:span text:style-name="T1"><text:line-break/></text:span><text:span text:style-name="T1">swym milczeniem</text:span><text:span text:style-name="T1"><text:line-break/></text:span><text:span text:style-name="T1">Ukryj mnie</text:span><text:span text:style-name="T1"><text:line-break/></text:span><text:span text:style-name="T1">w Twojej bieli,</text:span><text:span text:style-name="T1"><text:line-break/></text:span><text:span text:style-name="T1">wchłoń moją ciemno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1"><text:span text:style-name="T1">2. A ułomki chleba,</text:span><text:span text:style-name="T1"><text:line-break/></text:span><text:span text:style-name="T1">które zostaną /x2</text:span><text:span text:style-name="T1"><text:line-break/></text:span><text:span text:style-name="T1"><text:line-break/></text:span><text:span text:style-name="T1">Rozdaj tym,</text:span><text:span text:style-name="T1"><text:line-break/></text:span><text:span text:style-name="T1">którzy nie wierzą</text:span><text:span text:style-name="T1"><text:line-break/></text:span><text:span text:style-name="T1">w swój głód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Chlebie najcichszy,</text:span><text:span text:style-name="T1"><text:line-break/></text:span><text:span text:style-name="T1">otul mnie swym</text:span><text:span text:style-name="T1"><text:line-break/></text:span><text:span text:style-name="T1">milczeniem</text:span><text:span text:style-name="T1"><text:line-break/></text:span><text:span text:style-name="T1">Ukryj mnie</text:span><text:span text:style-name="T1"><text:line-break/></text:span><text:span text:style-name="T1">w Twojej bieli,</text:span><text:span text:style-name="T1"><text:line-break/></text:span><text:span text:style-name="T1">wchłoń moją ciemno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none" style:country-asian="non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5-20T15:45:08</meta:creation-date>
    <dc:date>2013-09-24T10:58:01.730000000</dc:date>
    <dc:language>pl-PL</dc:language>
    <meta:editing-cycles>6</meta:editing-cycles>
    <meta:editing-duration>PT5M7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